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0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seteam Aust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. Juli um 07:3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 EUROPÄISCHEN GERICHTSHOF BESCHLOS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Europäische Gerichtshof hat über das Verbot der Impfpflicht entschie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Impfpflicht ist nun standardmäßig illegal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www.presseteam-austria.at/verbot-der-impfpflicht-beschlossen/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ier finden Sie auch die Informationen zum Volksbegehren “Impfpflicht: Striktes NEIN”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Zum weiterteilen freigegebe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SETEAM-AUSTRI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OT DER „Impfpflicht“ WURDE VOM EUROPÄISCHEN GERICHTSHOF BESCHLOSSEN - presseteam-au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Impfpflicht ist nun standardmäßig ille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8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7 Kommentare 25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5</text:p>
          </table:table-cell>
          <table:table-cell table:number-columns-repeated="6"/>
        </table:table-row>
        <table:table-row table:style-name="ro1">
          <table:table-cell table:formula="of:=SUM([.A58:.A5000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7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Hohenwar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 mich impfen lassen, und jetzt bin ich krank von der Impfung. Danke Schö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O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Hohenwarter tut mir leid für sie, aber das war zu erwar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S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, hier liegt ein Irrtum vor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he https://www.mdr.de/nachrichten/welt/politik/eu-urteil-impfpflicht-tschechien-egmr100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MR-Urteil: Impfpflicht verstößt ni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 I. Csuk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Sika Müller ich bin jetzt verwirrt. Welches hat das Prädikat wertvoll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önnen die uns zur Impfung zwingen oder nich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ga Wurmitsc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 Stur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 sei Dan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Magdalena Ne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nicht mehr les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Unfassbar! Das ist keine fehl Informa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i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einfe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u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Da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Macher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Metayah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wär ja doch schön, wenn IHR vom PresseTeam Austria Euch mal outen tätet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Magdalena Ne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S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dt Wirtschaftsnachrichten stellen diese "Empfehlung" klar... Siehe am 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arlamentarische Versammlung des Europarates hat am 27. Januar 2021 die Resolution 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bschied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in heißt es unter anderem im Paragraph 7.3: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3.1 „Es ist sicherzustellen, dass die Bürger darüber informiert werden, dass die Impfung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pflichtend ist, und dass niemand politisch, gesellschaftlich oder anderweitig unter Druck ge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d, sich impfen zu lassen, wenn er dies nicht selbst möcht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3.2 „Es ist sicherzustellen, dass niemand diskriminiert wird, weil er nicht geimpft wurde, aufgr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er Gesundheitsrisiken oder weil er sich nicht impfen lassen möcht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c-601f153cd2bed-601f153cd4ec0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eenshot/Europarat-Re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den Qualitätssicherungsanforderungen im Zusammenhang mit den Impfstoffen schreib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ara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Die Versammlung fordert daher die Mitgliedsstaaten und die Europäische Union dringend auf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 im Hinblick auf die Entwicklung von Covid-19-Impfstof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1 sicherzustellen, dass qualitativ hochwertige Studien durchgeführt werden, die solide und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sche Weise in Übereinstimmung mit den einschlägigen Bestimmungen des Übereinkommens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rechte und Biomedizin (SEV Nr. 164, Oviedo-Konvention) und dessen Zusatzprotokoll ü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medizinische Forschung (SEV Nr. 195) durchgeführt werden und die schrittweise auch Kind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ngere Frauen und stillende Mütter einschließ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2 sicherstellen, daß die für die Beurteilung und Zulassung von Impfstoffen gegen Covid-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tändigen Stellen unabhängig und vor politischem Druck geschützt sind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3 sicherstellen, dass die relevanten Mindeststandards für Sicherheit, Wirksamkeit und Qualität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stoffen eingehalten werd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4 wirksame Systeme zur Überwachung der Impfstoffe und ihrer Sicherheit nach ihrer Einfüh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r Bevölkerung einführen, auch im Hinblick auf die Überwachung ihrer Langzeitwirkung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5 unabhängige Impfstoff-Entschädigungsprogramme einrichten, um eine Entschädigung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ngemessene Schäden und Beeinträchtigungen infolge von Impfungen sicherzustell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1.6 ein besonderes Augenmerk auf mögliche Insidergeschäfte von Führungskräften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rmaindustrie oder auf Pharmaunternehmen zu richten, die sich auf Kosten der Allgemein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ngemessen bereichern, indem die Empfehlungen der Resolution 2071 (2015) „Öffentl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 und die Interessen der Pharmaindustrie: Wie kann der Vorrang der Interesse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ffentlichen Gesundheit gewährleistet werden?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Bundestag.de“ führt aus: „Die Parlamentarische Versammlung (früher: ,Beratende Versammlung‘)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beratende Organ des Europarats. Die PV erörtert Fragen, die in ihre Zuständigkeit fall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mittelt ihre Beschlüsse dem Ministerkomitee in Form von Empfehlungen (Art. 22 der EuroparatsSatzung). Eine Rechtsverbindlichkeit ihrer Resolutionen oder eine Befolgungspflicht seitens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gliedstaaten ergibt sich daraus gerade nicht. Anders als z.B. Art. 25 der VN-Charta (bzg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en des VN-Sicherheitsrats) sieht die Satzung des Europarats eine solche Pflicht ge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vor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Pap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nicht so ganz hab es gerade bei Google gele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Wur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Papak sonder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jan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Primaves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jam Schö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ek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Don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Dresch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ke Don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y Pazman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Metayah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ürdet Ihr bitte den notwendigen Link Des Europ. Gerichtshofes einstellen ??? DANKE 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El Frie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nich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 es dieses Gerichtsurteil nicht gibt, sondern nur Leitlinien des Europarates mit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was soll- Fake News werden halt ungeprüft weitergeleitet und die Herde glaubt e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Metayah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El Friede ... scheint so ... von daher kam meine Bitte .... konnte selber au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s finden ... Danke für Deinen Komment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et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D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end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Hau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klasse 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 DER „Impfpflicht“ WURDE VOM... - Presseteam Austria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Ho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Kuh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Ku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Bau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jam Schöff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ma heute beko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jana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ra Mally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Schöngrund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Ho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Enzenhof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scha Klodner ..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e Crabb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Patricia Roh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Staud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nicht, da die Entschließungen des Europarates nur Empfehlungen ohne bindende Wirk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361983867622964/posts/1155326198288723%C2%A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8" calcext:value-type="float">
            <text:p>8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22" calcext:value-type="float">
            <text:p>22</text:p>
          </table:table-cell>
          <table:table-cell table:formula="of:=COUNTIF([.G$1:.G$1048576];&quot;X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602];[.D602];[.F602])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9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19:21:46.34244541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4T20:42:24.967307769</dc:date>
    <meta:editing-duration>PT4M39S</meta:editing-duration>
    <meta:editing-cycles>1</meta:editing-cycles>
    <meta:document-statistic meta:table-count="1" meta:cell-count="420" meta:object-count="0"/>
  </office:meta>
</office:document-meta>
</file>